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Instructions" table:style-name="ta1" table:print="false">
        <table:table-column table:style-name="co1" table:number-columns-repeated="6" table:default-cell-style-name="Default"/>
        <table:table-row table:style-name="ro1">
          <table:table-cell table:style-name="ce1" office:value-type="string">
            <text:p>ALU Operations</text:p>
          </table:table-cell>
          <table:table-cell/>
          <table:table-cell office:value-type="string">
            <text:p>Note: Adding will keep the overflow, and subtracting will treat the carry bit as a signature bit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Mnemonic</text:p>
          </table:table-cell>
          <table:table-cell table:style-name="ce1" office:value-type="string">
            <text:p>OP Code</text:p>
          </table:table-cell>
          <table:table-cell table:style-name="ce1" office:value-type="string">
            <text:p>Operand 1</text:p>
          </table:table-cell>
          <table:table-cell table:style-name="ce1" office:value-type="string">
            <text:p>Operand 2</text:p>
          </table:table-cell>
          <table:table-cell table:style-name="ce1" office:value-type="string">
            <text:p>Operand 3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ADDI</text:p>
          </table:table-cell>
          <table:table-cell table:formula="of:=BASE(1;2;4)" office:value-type="string" office:string-value="0001">
            <text:p>0001</text:p>
          </table:table-cell>
          <table:table-cell office:value-type="string">
            <text:p>Immediate</text:p>
          </table:table-cell>
          <table:table-cell office:value-type="string">
            <text:p>Register</text:p>
          </table:table-cell>
          <table:table-cell/>
          <table:table-cell office:value-type="string">
            <text:p>Add Immediate to Register</text:p>
          </table:table-cell>
        </table:table-row>
        <table:table-row table:style-name="ro1">
          <table:table-cell office:value-type="string">
            <text:p>ADD</text:p>
          </table:table-cell>
          <table:table-cell table:formula="of:=BASE(2;2;4)" office:value-type="string" office:string-value="0010">
            <text:p>0010</text:p>
          </table:table-cell>
          <table:table-cell office:value-type="string">
            <text:p>Register 2</text:p>
          </table:table-cell>
          <table:table-cell office:value-type="string">
            <text:p>Register</text:p>
          </table:table-cell>
          <table:table-cell/>
          <table:table-cell office:value-type="string">
            <text:p>Add number in Register 2 to Register</text:p>
          </table:table-cell>
        </table:table-row>
        <table:table-row table:style-name="ro1">
          <table:table-cell office:value-type="string">
            <text:p>SUBI</text:p>
          </table:table-cell>
          <table:table-cell table:formula="of:=BASE(3;2;4)" office:value-type="string" office:string-value="0011">
            <text:p>0011</text:p>
          </table:table-cell>
          <table:table-cell office:value-type="string">
            <text:p>Immediate</text:p>
          </table:table-cell>
          <table:table-cell office:value-type="string">
            <text:p>Register</text:p>
          </table:table-cell>
          <table:table-cell/>
          <table:table-cell office:value-type="string">
            <text:p>Subtract Immediate from Register</text:p>
          </table:table-cell>
        </table:table-row>
        <table:table-row table:style-name="ro1">
          <table:table-cell office:value-type="string">
            <text:p>SUB</text:p>
          </table:table-cell>
          <table:table-cell table:formula="of:=BASE(4;2;4)" office:value-type="string" office:string-value="0100">
            <text:p>0100</text:p>
          </table:table-cell>
          <table:table-cell office:value-type="string">
            <text:p>Register 2</text:p>
          </table:table-cell>
          <table:table-cell office:value-type="string">
            <text:p>Register</text:p>
          </table:table-cell>
          <table:table-cell/>
          <table:table-cell office:value-type="string">
            <text:p>Subtract number in Register 2 from Register</text:p>
          </table:table-cell>
        </table:table-row>
        <table:table-row table:style-name="ro1">
          <table:table-cell office:value-type="string">
            <text:p>NAND</text:p>
          </table:table-cell>
          <table:table-cell table:formula="of:=BASE(5;2;4)" office:value-type="string" office:string-value="0101">
            <text:p>0101</text:p>
          </table:table-cell>
          <table:table-cell office:value-type="string">
            <text:p>Register 2</text:p>
          </table:table-cell>
          <table:table-cell office:value-type="string">
            <text:p>Register</text:p>
          </table:table-cell>
          <table:table-cell/>
          <table:table-cell office:value-type="string">
            <text:p>Register 2 NAND Register</text:p>
          </table:table-cell>
        </table:table-row>
        <table:table-row table:style-name="ro1">
          <table:table-cell office:value-type="string">
            <text:p>SHR</text:p>
          </table:table-cell>
          <table:table-cell table:formula="of:=BASE(6;2;4)" office:value-type="string" office:string-value="0110">
            <text:p>0110</text:p>
          </table:table-cell>
          <table:table-cell office:value-type="string">
            <text:p>Immediate</text:p>
          </table:table-cell>
          <table:table-cell office:value-type="string">
            <text:p>Register</text:p>
          </table:table-cell>
          <table:table-cell/>
          <table:table-cell office:value-type="string">
            <text:p>Shift Register right Immediate times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>
            <text:p>Control/Memory operation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Mnemonic</text:p>
          </table:table-cell>
          <table:table-cell table:style-name="ce1" office:value-type="string">
            <text:p>OP Code</text:p>
          </table:table-cell>
          <table:table-cell table:style-name="ce1" office:value-type="string">
            <text:p>Operand 1</text:p>
          </table:table-cell>
          <table:table-cell table:style-name="ce1" office:value-type="string">
            <text:p>Operand 2</text:p>
          </table:table-cell>
          <table:table-cell table:style-name="ce1" office:value-type="string">
            <text:p>Operand 3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MOV</text:p>
          </table:table-cell>
          <table:table-cell table:formula="of:=BASE(7;2;4)" office:value-type="string" office:string-value="0111">
            <text:p>0111</text:p>
          </table:table-cell>
          <table:table-cell office:value-type="string">
            <text:p>Register 2</text:p>
          </table:table-cell>
          <table:table-cell office:value-type="string">
            <text:p>Register</text:p>
          </table:table-cell>
          <table:table-cell/>
          <table:table-cell office:value-type="string">
            <text:p>Set Register to Register 2</text:p>
          </table:table-cell>
        </table:table-row>
        <table:table-row table:style-name="ro1">
          <table:table-cell office:value-type="string">
            <text:p>JZ</text:p>
          </table:table-cell>
          <table:table-cell table:formula="of:=BASE(8;2;4)" office:value-type="string" office:string-value="1000">
            <text:p>1000</text:p>
          </table:table-cell>
          <table:table-cell office:value-type="string">
            <text:p>Address 0-3</text:p>
          </table:table-cell>
          <table:table-cell office:value-type="string">
            <text:p>Address 4-7</text:p>
          </table:table-cell>
          <table:table-cell/>
          <table:table-cell office:value-type="string">
            <text:p>Set PC to Address if register #1 is zero</text:p>
          </table:table-cell>
        </table:table-row>
        <table:table-row table:style-name="ro1">
          <table:table-cell office:value-type="string">
            <text:p>JC</text:p>
          </table:table-cell>
          <table:table-cell table:formula="of:=BASE(9;2;4)" office:value-type="string" office:string-value="1001">
            <text:p>1001</text:p>
          </table:table-cell>
          <table:table-cell office:value-type="string">
            <text:p>Address 0-3</text:p>
          </table:table-cell>
          <table:table-cell office:value-type="string">
            <text:p>Address 4-7</text:p>
          </table:table-cell>
          <table:table-cell/>
          <table:table-cell office:value-type="string">
            <text:p>Set PC to Address if carry flag is set</text:p>
          </table:table-cell>
        </table:table-row>
        <table:table-row table:style-name="ro1">
          <table:table-cell office:value-type="string">
            <text:p>LDI</text:p>
          </table:table-cell>
          <table:table-cell table:formula="of:=BASE(10;2;4)" office:value-type="string" office:string-value="1010">
            <text:p>1010</text:p>
          </table:table-cell>
          <table:table-cell office:value-type="string">
            <text:p>Immediate</text:p>
          </table:table-cell>
          <table:table-cell office:value-type="string">
            <text:p>Register</text:p>
          </table:table-cell>
          <table:table-cell/>
          <table:table-cell office:value-type="string">
            <text:p>Set Register to Immediate</text:p>
          </table:table-cell>
        </table:table-row>
        <table:table-row table:style-name="ro1">
          <table:table-cell office:value-type="string">
            <text:p>STOR</text:p>
          </table:table-cell>
          <table:table-cell table:formula="of:=BASE(11;2;4)" office:value-type="string" office:string-value="1011">
            <text:p>1011</text:p>
          </table:table-cell>
          <table:table-cell office:value-type="string">
            <text:p>Address 0-3</text:p>
          </table:table-cell>
          <table:table-cell office:value-type="string">
            <text:p>Address 4-7</text:p>
          </table:table-cell>
          <table:table-cell office:value-type="string">
            <text:p>Register</text:p>
          </table:table-cell>
          <table:table-cell office:value-type="string">
            <text:p>Store Register at Address</text:p>
          </table:table-cell>
        </table:table-row>
        <table:table-row table:style-name="ro1">
          <table:table-cell office:value-type="string">
            <text:p>LOAD</text:p>
          </table:table-cell>
          <table:table-cell table:formula="of:=BASE(12;2;4)" office:value-type="string" office:string-value="1100">
            <text:p>1100</text:p>
          </table:table-cell>
          <table:table-cell office:value-type="string">
            <text:p>Address 0-3</text:p>
          </table:table-cell>
          <table:table-cell office:value-type="string">
            <text:p>Address 4-7</text:p>
          </table:table-cell>
          <table:table-cell office:value-type="string">
            <text:p>Register</text:p>
          </table:table-cell>
          <table:table-cell office:value-type="string">
            <text:p>Load Register from Address</text:p>
          </table:table-cell>
        </table:table-row>
        <table:table-row table:style-name="ro1">
          <table:table-cell office:value-type="string">
            <text:p>OUT</text:p>
          </table:table-cell>
          <table:table-cell table:formula="of:=BASE(13;2;4)" office:value-type="string" office:string-value="1101">
            <text:p>1101</text:p>
          </table:table-cell>
          <table:table-cell office:value-type="string">
            <text:p>Port 0-3</text:p>
          </table:table-cell>
          <table:table-cell office:value-type="string">
            <text:p>Port 4-7</text:p>
          </table:table-cell>
          <table:table-cell office:value-type="string">
            <text:p>Register</text:p>
          </table:table-cell>
          <table:table-cell office:value-type="string">
            <text:p>Output Register to Port</text:p>
          </table:table-cell>
        </table:table-row>
        <table:table-row table:style-name="ro1">
          <table:table-cell office:value-type="string">
            <text:p>IN</text:p>
          </table:table-cell>
          <table:table-cell table:formula="of:=BASE(14;2;4)" office:value-type="string" office:string-value="1110">
            <text:p>1110</text:p>
          </table:table-cell>
          <table:table-cell office:value-type="string">
            <text:p>Port 0-3</text:p>
          </table:table-cell>
          <table:table-cell office:value-type="string">
            <text:p>Port 4-7</text:p>
          </table:table-cell>
          <table:table-cell office:value-type="string">
            <text:p>Register</text:p>
          </table:table-cell>
          <table:table-cell office:value-type="string">
            <text:p>Input Port to Register</text:p>
          </table:table-cell>
        </table:table-row>
        <table:table-row table:style-name="ro1">
          <table:table-cell office:value-type="string">
            <text:p>HLT</text:p>
          </table:table-cell>
          <table:table-cell table:formula="of:=BASE(15;2;4)" office:value-type="string" office:string-value="1111">
            <text:p>1111</text:p>
          </table:table-cell>
          <table:table-cell table:number-columns-repeated="3"/>
          <table:table-cell office:value-type="string">
            <text:p>Halt CPU</text:p>
          </table:table-cell>
        </table:table-row>
      </table:table>
      <table:table table:name="Internal Bus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Request Bus</text:p>
          </table:table-cell>
          <table:table-cell/>
          <table:table-cell office:value-type="string">
            <text:p>Note: when using register operations, the register number will be the one on the memory/IO bus.</text:p>
          </table:table-cell>
        </table:table-row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Description</text:p>
          </table:table-cell>
          <table:table-cell office:value-type="string">
            <text:p>Note 2: Memory is always chosen by default. I/O operations should issue Choose Memory when completed</text:p>
          </table:table-cell>
        </table:table-row>
        <table:table-row table:style-name="ro1">
          <table:table-cell table:formula="of:=BASE(1;2;4)" office:value-type="string" office:string-value="0001">
            <text:p>0001</text:p>
          </table:table-cell>
          <table:table-cell office:value-type="string">
            <text:p>Receive register value</text:p>
          </table:table-cell>
          <table:table-cell/>
        </table:table-row>
        <table:table-row table:style-name="ro1">
          <table:table-cell table:formula="of:=BASE(2;2;4)" office:value-type="string" office:string-value="0010">
            <text:p>0010</text:p>
          </table:table-cell>
          <table:table-cell office:value-type="string">
            <text:p>Set register value</text:p>
          </table:table-cell>
          <table:table-cell/>
        </table:table-row>
        <table:table-row table:style-name="ro1">
          <table:table-cell table:formula="of:=BASE(3;2;4)" office:value-type="string" office:string-value="0011">
            <text:p>0011</text:p>
          </table:table-cell>
          <table:table-cell office:value-type="string">
            <text:p>Next operand</text:p>
          </table:table-cell>
          <table:table-cell/>
        </table:table-row>
        <table:table-row table:style-name="ro1">
          <table:table-cell table:formula="of:=BASE(4;2;4)" office:value-type="string" office:string-value="0100">
            <text:p>0100</text:p>
          </table:table-cell>
          <table:table-cell office:value-type="string">
            <text:p>Send address low</text:p>
          </table:table-cell>
          <table:table-cell/>
        </table:table-row>
        <table:table-row table:style-name="ro1">
          <table:table-cell table:formula="of:=BASE(5;2;4)" office:value-type="string" office:string-value="0101">
            <text:p>0101</text:p>
          </table:table-cell>
          <table:table-cell office:value-type="string">
            <text:p>Send address high</text:p>
          </table:table-cell>
          <table:table-cell/>
        </table:table-row>
        <table:table-row table:style-name="ro1">
          <table:table-cell table:formula="of:=BASE(7;2;4)" office:value-type="string" office:string-value="0111">
            <text:p>0111</text:p>
          </table:table-cell>
          <table:table-cell office:value-type="string">
            <text:p>Choose Memory</text:p>
          </table:table-cell>
          <table:table-cell/>
        </table:table-row>
        <table:table-row table:style-name="ro1">
          <table:table-cell table:formula="of:=BASE(8;2;4)" office:value-type="string" office:string-value="1000">
            <text:p>1000</text:p>
          </table:table-cell>
          <table:table-cell office:value-type="string">
            <text:p>Choose I/O</text:p>
          </table:table-cell>
          <table:table-cell/>
        </table:table-row>
        <table:table-row table:style-name="ro1">
          <table:table-cell table:formula="of:=BASE(9;2;4)" office:value-type="string" office:string-value="1001">
            <text:p>1001</text:p>
          </table:table-cell>
          <table:table-cell office:value-type="string">
            <text:p>Receive PC</text:p>
          </table:table-cell>
          <table:table-cell/>
        </table:table-row>
        <table:table-row table:style-name="ro1">
          <table:table-cell table:formula="of:=BASE(10;2;4)" office:value-type="string" office:string-value="1010">
            <text:p>1010</text:p>
          </table:table-cell>
          <table:table-cell office:value-type="string">
            <text:p>Set PC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4">02/24/2025</text:date>, <text:time>08:3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j 9</meta:initial-creator>
    <meta:creation-date>2025-02-18T16:47:45.87</meta:creation-date>
    <dc:date>2025-02-24T08:32:30.11</dc:date>
    <dc:creator>wj 9</dc:creator>
    <meta:editing-duration>P1DT1H25M4S</meta:editing-duration>
    <meta:editing-cycles>5</meta:editing-cycles>
    <meta:generator>OpenOffice/4.1.14$Win32 OpenOffice.org_project/4114m1$Build-9811</meta:generator>
    <meta:document-statistic meta:table-count="2" meta:cell-count="115" meta:object-count="0"/>
  </office:meta>
</office:document-meta>
</file>